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5f6d3717-7fff-1eca-7a5a-688ba95cd737"/>14102025: </text:p>
      <text:list text:style-name="L1">
        <text:list-item>
          <text:p text:style-name="P2">Science:  Projects for this semester: </text:p>
          <text:list>
            <text:list-item>
              <text:p text:style-name="P2">Understanding and using scientific method </text:p>
              <text:list>
                <text:list-item>
                  <text:p text:style-name="P2">Moon phases, tides</text:p>
                </text:list-item>
                <text:list-item>
                  <text:p text:style-name="P2">Scientifically what do we know about SY so far? Use scientific method</text:p>
                  <text:list>
                    <text:list-item>
                      <text:p text:style-name="P2">May be collect data from Sahajayogis?</text:p>
                    </text:list-item>
                  </text:list>
                </text:list-item>
                <text:list-item>
                  <text:p text:style-name="P2">Examples of where scientific method doesn’t work</text:p>
                  <text:list>
                    <text:list-item>
                      <text:p text:style-name="P2">God?</text:p>
                    </text:list-item>
                    <text:list-item>
                      <text:p text:style-name="P2">Homeopathy</text:p>
                    </text:list-item>
                  </text:list>
                </text:list-item>
              </text:list>
            </text:list-item>
            <text:list-item>
              <text:p text:style-name="P2">Scientific papers and posters</text:p>
              <text:list>
                <text:list-item>
                  <text:p text:style-name="P2">How to study and understand scientific papers and posters, on topics we know or we don't know. See examples.</text:p>
                  <text:list>
                    <text:list-item>
                      <text:p text:style-name="P2">How to write scientific articles, different sections etc.</text:p>
                    </text:list-item>
                    <text:list-item>
                      <text:p text:style-name="P2">How to write scientific grants. </text:p>
                    </text:list-item>
                  </text:list>
                </text:list-item>
                <text:list-item>
                  <text:p text:style-name="P2">Our scientific papers, posters and grants</text:p>
                  <text:list>
                    <text:list-item>
                      <text:p text:style-name="P2">MusicAndWaves: Compare our music poster and its sections to other posters/papers</text:p>
                    </text:list-item>
                    <text:list-item>
                      <text:p text:style-name="P2">AIInClassroomTeaching: Write a scientific paper on using AI for classroom teaching. Use all our classroom examples. Make the student elaborate on these examples so he can be a genuine co-author of the article. Similar to poster sections, we will have different sections of paper. </text:p>
                      <text:list>
                        <text:list-item>
                          <text:p text:style-name="P2">Also show examples where it doesn't work.. so you need to know the topic well enough before using AI, so u can correct any mistakes it makes. AI hallucinations. </text:p>
                        </text:list-item>
                      </text:list>
                    </text:list-item>
                    <text:list-item>
                      <text:p text:style-name="P2">ChandassuPronunciationInCarnaticMusic: Scientific paper on Chandassu, pronunciation and Carnatic music. Give example songs with correct chandassu done by student.. give example references with wrong chandassu.. and one book with correct chandassu.. </text:p>
                    </text:list-item>
                  </text:list>
                </text:list-item>
                <text:list-item>
                  <text:p text:style-name="P2">Our science projects: </text:p>
                  <text:list>
                    <text:list-item>
                      <text:p text:style-name="P2">Drones and Python</text:p>
                    </text:list-item>
                    <text:list-item>
                      <text:p text:style-name="P2">Brain computer interfaces (BCI) and Python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14T18:19:29.059000000</dc:date>
    <meta:editing-duration>PT37S</meta:editing-duration>
    <meta:editing-cycles>1</meta:editing-cycles>
    <meta:document-statistic meta:table-count="0" meta:image-count="0" meta:object-count="0" meta:page-count="1" meta:paragraph-count="21" meta:word-count="229" meta:character-count="1434" meta:non-whitespace-character-count="1237"/>
    <meta:generator>LibreOffice/24.8.0.3$Windows_X86_64 LibreOffice_project/0bdf1299c94fe897b119f97f3c613e9dca6be583</meta:generator>
  </office:meta>
</office:document-meta>
</file>